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00c72" officeooo:paragraph-rsid="00200c72"/>
    </style:style>
    <style:style style:name="P2" style:family="paragraph" style:parent-style-name="Standard">
      <style:text-properties officeooo:paragraph-rsid="0021cf38"/>
    </style:style>
    <style:style style:name="P3" style:family="paragraph" style:parent-style-name="Standard">
      <style:text-properties officeooo:paragraph-rsid="00290946"/>
    </style:style>
    <style:style style:name="P4" style:family="paragraph" style:parent-style-name="Standard">
      <style:text-properties officeooo:rsid="00290d56" officeooo:paragraph-rsid="00290d56"/>
    </style:style>
    <style:style style:name="P5" style:family="paragraph" style:parent-style-name="Standard">
      <style:text-properties officeooo:rsid="002a2500" officeooo:paragraph-rsid="002a2500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2e9c39" officeooo:paragraph-rsid="002e9c39"/>
    </style:style>
    <style:style style:name="P8" style:family="paragraph" style:parent-style-name="Standard">
      <style:text-properties officeooo:rsid="002e9c39" officeooo:paragraph-rsid="002e9c39"/>
    </style:style>
    <style:style style:name="T1" style:family="text">
      <style:text-properties officeooo:rsid="00200c72"/>
    </style:style>
    <style:style style:name="T2" style:family="text">
      <style:text-properties officeooo:rsid="0021cf38"/>
    </style:style>
    <style:style style:name="T3" style:family="text">
      <style:text-properties officeooo:rsid="0022f4e0"/>
    </style:style>
    <style:style style:name="T4" style:family="text">
      <style:text-properties officeooo:rsid="0023a295"/>
    </style:style>
    <style:style style:name="T5" style:family="text">
      <style:text-properties officeooo:rsid="002568c0"/>
    </style:style>
    <style:style style:name="T6" style:family="text">
      <style:text-properties officeooo:rsid="0025afd0"/>
    </style:style>
    <style:style style:name="T7" style:family="text">
      <style:text-properties officeooo:rsid="00290946"/>
    </style:style>
    <style:style style:name="T8" style:family="text">
      <style:text-properties officeooo:rsid="00290d56"/>
    </style:style>
    <style:style style:name="T9" style:family="text">
      <style:text-properties officeooo:rsid="002c29ec"/>
    </style:style>
    <style:style style:name="T10" style:family="text">
      <style:text-properties officeooo:rsid="002e9c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al de instalación</text:p>
      <text:p text:style-name="P1"/>
      <text:p text:style-name="Standard"/>
      <text:p text:style-name="Standard">El presente documento presenta los requisitos y pasos de instalación del sistema de detección de fraudes</text:p>
      <text:p text:style-name="Standard"/>
      <text:h text:style-name="Heading_20_1" text:outline-level="1"><text:span text:style-name="T1">1. </text:span>Requisitos del sistema </text:h>
      <text:p text:style-name="Standard"/>
      <text:p text:style-name="Standard">El sistema requiere <text:span text:style-name="T8">el siguiente software base para su funcionamiento</text:span>:</text:p>
      <text:list xml:id="list3923408386" text:style-name="L1">
        <text:list-item>
          <text:p text:style-name="P6">Linux Debian 9 o superior</text:p>
        </text:list-item>
        <text:list-item>
          <text:p text:style-name="P6">Apache 2 o superior</text:p>
        </text:list-item>
        <text:list-item>
          <text:p text:style-name="P6">PHP 7.4 o superior</text:p>
        </text:list-item>
        <text:list-item>
          <text:p text:style-name="P6">Exte<text:span text:style-name="T1">ns</text:span>ión php SQLSRV </text:p>
        </text:list-item>
        <text:list-item>
          <text:p text:style-name="P6">Aplicación composer v2</text:p>
        </text:list-item>
        <text:list-item>
          <text:p text:style-name="P7">Sqlite3</text:p>
        </text:list-item>
      </text:list>
      <text:p text:style-name="Standard"/>
      <text:h text:style-name="Heading_20_1" text:outline-level="1"><text:span text:style-name="T1">2. </text:span>Pasos de instalación</text:h>
      <text:p text:style-name="P4"/>
      <text:p text:style-name="P4">Para la instalación del sistema se debe de seguir los siguientes pasos:</text:p>
      <text:p text:style-name="P4"/>
      <text:p text:style-name="P4">Considerar la carpeta /<text:span text:style-name="T5">home</text:span>/<text:span text:style-name="T5">admin</text:span>/ como carpeta donde se instalara el software.</text:p>
      <text:p text:style-name="P4"/>
      <text:p text:style-name="Standard">1. Descomprimir el archivo <text:span text:style-name="T4">fraud-report</text:span>.zip en la carpeta /<text:span text:style-name="T5">home</text:span>/<text:span text:style-name="T5">admin</text:span>/</text:p>
      <text:p text:style-name="Standard"/>
      <text:p text:style-name="P2">2. Ejecutar Composer y completar las dependencias, <text:span text:style-name="T1">ingresar a la carpeta de /home/</text:span><text:span text:style-name="T5">admin</text:span><text:span text:style-name="T1">/</text:span><text:span text:style-name="T3">fraud-report</text:span><text:span text:style-name="T2">/src</text:span></text:p>
      <text:p text:style-name="Standard">composer install </text:p>
      <text:p text:style-name="Standard"/>
      <text:p text:style-name="Standard">3. Brindar permisos de escritura a la carpeta <text:span text:style-name="T10">y subcarpetas</text:span> /home/<text:span text:style-name="T5">admin</text:span>/<text:span text:style-name="T4">fraud-report/</text:span>src/data </text:p>
      <text:p text:style-name="Standard"/>
      <text:p text:style-name="P3"><text:soft-page-break/><text:span text:style-name="T7">4. Copiar el archivo /home/</text:span><text:span text:style-name="T5">admin</text:span><text:span text:style-name="T7">/</text:span><text:span text:style-name="T4">fraud-report/</text:span><text:span text:style-name="T7">src/config/fraud.config.php.dist en el archivo /home/</text:span><text:span text:style-name="T5">admin</text:span><text:span text:style-name="T7">/</text:span><text:span text:style-name="T4">fraud-report/</text:span><text:span text:style-name="T7">src/config/fraud.config.php</text:span></text:p>
      <text:p text:style-name="P3"/>
      <text:p text:style-name="P3"><text:span text:style-name="T7">Editar el archivo <text:s/>/home/</text:span><text:span text:style-name="T5">admin</text:span><text:span text:style-name="T7">/</text:span><text:span text:style-name="T4">fraud-report/</text:span><text:span text:style-name="T7">src/config/fraud.config.php y colocar los valores de conexión con la base de datos:</text:span></text:p>
      <text:p text:style-name="Standard">'database' =&gt; [</text:p>
      <text:p text:style-name="Standard"><text:tab/>'host' =&gt; '<text:span text:style-name="T7">Dominio de la base de datos</text:span>',</text:p>
      <text:p text:style-name="Standard"><text:tab/>'dbname' =&gt;'<text:span text:style-name="T7">Nombre de la base de datos</text:span>',</text:p>
      <text:p text:style-name="Standard"><text:tab/>'user' =&gt; '<text:span text:style-name="T7">Nombre de usuario de conexión</text:span>',</text:p>
      <text:p text:style-name="Standard"><text:tab/>'pass' =&gt; '<text:span text:style-name="T7">Clave del usuario de conexión</text:span>',</text:p>
      <text:p text:style-name="Standard">]</text:p>
      <text:p text:style-name="Standard"/>
      <text:p text:style-name="P8">5. Creamos el archivo de accesos</text:p>
      <text:p text:style-name="Standard">sqlite3 /home/admin/fraud-report/src/data</text:p>
      <text:p text:style-name="Standard">create table users(user char(32) not null primary key, password char(64) not null);</text:p>
      <text:p text:style-name="Standard">insert into users(user, password) values('admin', '0b70e4b0c800321c922ce78268cb989f');</text:p>
      <text:p text:style-name="Standard">.quit</text:p>
      <text:p text:style-name="Standard"/>
      <text:p text:style-name="Standard"><text:span text:style-name="T10">6</text:span>. Configuración de Apache 2, <text:span text:style-name="T9">editar</text:span><text:span text:style-name="T6"> el archivo /etc/apache2/sites-enabled/000-default.conf y añadir las siguientes lineas:</text:span></text:p>
      <text:p text:style-name="Standard"/>
      <text:p text:style-name="Standard">&lt;VirtualHost *:80&gt;</text:p>
      <text:p text:style-name="Standard"/>
      <text:p text:style-name="Standard"><text:tab/>ServerAdmin webmaster@localhost</text:p>
      <text:p text:style-name="Standard"><text:tab/>ServerName llullay.sugo.com</text:p>
      <text:p text:style-name="Standard"><text:tab/>DocumentRoot /home/admin/fraud-report/src/public</text:p>
      <text:p text:style-name="Standard"><text:tab/>SetEnv APPLICATION_ENV "development"</text:p>
      <text:p text:style-name="Standard"><text:s text:c="12"/>&lt;Directory /home/admin/fraud-report/src/public&gt;</text:p>
      <text:p text:style-name="Standard"><text:s text:c="16"/>DirectoryIndex index.php</text:p>
      <text:p text:style-name="Standard"><text:s text:c="16"/>AllowOverride all</text:p>
      <text:p text:style-name="Standard"><text:s text:c="16"/>Require all granted</text:p>
      <text:p text:style-name="Standard"><text:s text:c="12"/>&lt;/Directory&gt;</text:p>
      <text:p text:style-name="Standard"/>
      <text:p text:style-name="Standard"><text:tab/>ErrorLog ${APACHE_LOG_DIR}/error.log</text:p>
      <text:p text:style-name="Standard"><text:soft-page-break/><text:tab/>CustomLog ${APACHE_LOG_DIR}/access.log combined</text:p>
      <text:p text:style-name="Standard"/>
      <text:p text:style-name="Standard">&lt;/VirtualHost&gt;</text:p>
      <text:p text:style-name="Standard"/>
      <text:p text:style-name="P5">6. Reiniciar Apache2 </text:p>
      <text:p text:style-name="P5">sudo service apache2 restart</text:p>
      <text:p text:style-name="P5"/>
      <text:p text:style-name="P5">7. Ejecutar la aplicación en los clientes utilizando la URL de nuestra aplicación</text:p>
      <text:p text:style-name="P5">http://llullay.sugo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7T17:19:49.856316948</meta:creation-date>
    <meta:generator>LibreOffice/7.0.1.2$MacOSX_X86_64 LibreOffice_project/7cbcfc562f6eb6708b5ff7d7397325de9e764452</meta:generator>
    <dc:date>2021-01-20T23:17:47.952056418</dc:date>
    <meta:editing-duration>PT5H30M51S</meta:editing-duration>
    <meta:editing-cycles>13</meta:editing-cycles>
    <meta:document-statistic meta:table-count="0" meta:image-count="0" meta:object-count="0" meta:page-count="3" meta:paragraph-count="48" meta:word-count="267" meta:character-count="2231" meta:non-whitespace-character-count="1930"/>
  </office:meta>
</office:document-meta>
</file>